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keep-with-next="always" fo:keep-together="always" fo:break-before="page" fo:margin-top="0.1666in" fo:margin-bottom="0.0416in" fo:background-color="#FFFFFF" style:page-number="1"/>
    </style:style>
    <style:style style:name="T2" style:parent-style-name="Absatz-Standardschriftart" style:family="text">
      <style:text-properties style:font-name="Georgia" style:font-name-asian="Georgia" style:font-name-complex="Georgia" fo:font-size="21.5pt" style:font-size-asian="21.5pt" style:font-size-complex="21.5pt"/>
    </style:style>
    <style:style style:name="P3" style:parent-style-name="Standard" style:family="paragraph">
      <style:paragraph-properties fo:margin-top="0.0833in" fo:margin-bottom="0.0833in" fo:background-color="#FFFFFF"/>
    </style:style>
    <style:style style:name="T4" style:parent-style-name="Absatz-Standardschriftart" style:family="text">
      <style:text-properties fo:font-weight="bold" style:font-weight-asian="bold"/>
    </style:style>
    <style:style style:name="P5" style:parent-style-name="Standard" style:family="paragraph">
      <style:paragraph-properties fo:keep-with-next="always" fo:keep-together="always" fo:margin-top="0.1666in" fo:margin-bottom="0.0416in" fo:background-color="#FFFFFF"/>
    </style:style>
    <style:style style:name="T6"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7" style:parent-style-name="Standard" style:family="paragraph">
      <style:paragraph-properties fo:margin-top="0.0833in" fo:margin-bottom="0.0833in" fo:background-color="#FFFFFF"/>
    </style:style>
    <style:style style:name="P8" style:parent-style-name="Standard" style:family="paragraph">
      <style:paragraph-properties fo:margin-top="0.0833in" fo:margin-bottom="0.0833in" fo:background-color="#FFFFFF"/>
    </style:style>
    <style:style style:name="P9" style:parent-style-name="Standard" style:family="paragraph">
      <style:paragraph-properties fo:keep-with-next="always" fo:keep-together="always" fo:margin-top="0.1666in" fo:margin-bottom="0.0416in" fo:line-height="101%" fo:background-color="#FFFFFF"/>
      <style:text-properties style:font-name="Georgia" style:font-name-asian="Georgia" style:font-name-complex="Georgia" fo:font-weight="bold" style:font-weight-asian="bold" fo:font-size="13pt" style:font-size-asian="13pt" style:font-size-complex="13pt"/>
    </style:style>
    <style:style style:name="P10" style:parent-style-name="Standard" style:family="paragraph">
      <style:paragraph-properties fo:margin-top="0.0833in" fo:margin-bottom="0.0833in" fo:background-color="#FFFFFF"/>
    </style:style>
    <style:style style:name="P11" style:parent-style-name="Standard" style:list-style-name="LFO3" style:family="paragraph">
      <style:paragraph-properties fo:margin-top="0.0833in" fo:margin-bottom="0.0833in" fo:background-color="#FFFFFF"/>
    </style:style>
    <style:style style:name="P12" style:parent-style-name="Listenabsatz" style:list-style-name="LFO3" style:family="paragraph">
      <style:paragraph-properties fo:margin-top="0.0833in" fo:margin-bottom="0.0833in" fo:background-color="#FFFFFF"/>
    </style:style>
    <style:style style:name="T13" style:parent-style-name="Hyperlink" style:family="text">
      <style:text-properties style:font-weight-complex="bold"/>
    </style:style>
    <style:style style:name="P14" style:parent-style-name="Listenabsatz" style:list-style-name="LFO3" style:family="paragraph">
      <style:paragraph-properties fo:margin-top="0.0833in" fo:margin-bottom="0.0833in" fo:background-color="#FFFFFF"/>
    </style:style>
    <style:style style:name="T15" style:parent-style-name="Hyperlink" style:family="text">
      <style:text-properties style:font-weight-complex="bold"/>
    </style:style>
    <style:style style:name="P16" style:parent-style-name="Listenabsatz" style:list-style-name="LFO3" style:family="paragraph">
      <style:paragraph-properties fo:margin-top="0.0833in" fo:margin-bottom="0.0833in" fo:background-color="#FFFFFF"/>
    </style:style>
    <style:style style:name="T17" style:parent-style-name="Hyperlink" style:family="text">
      <style:text-properties style:font-weight-complex="bold"/>
    </style:style>
    <style:style style:name="P18" style:parent-style-name="Listenabsatz" style:list-style-name="LFO3" style:family="paragraph">
      <style:paragraph-properties fo:margin-top="0.0833in" fo:margin-bottom="0.0833in" fo:background-color="#FFFFFF"/>
    </style:style>
    <style:style style:name="T19" style:parent-style-name="Hyperlink" style:family="text">
      <style:text-properties style:font-weight-complex="bold"/>
    </style:style>
    <style:style style:name="P20" style:parent-style-name="Listenabsatz" style:list-style-name="LFO3" style:family="paragraph">
      <style:paragraph-properties fo:margin-top="0.0833in" fo:margin-bottom="0.0833in" fo:background-color="#FFFFFF"/>
    </style:style>
    <style:style style:name="T21" style:parent-style-name="Hyperlink" style:family="text">
      <style:text-properties style:font-weight-complex="bold"/>
    </style:style>
    <style:style style:name="P22" style:parent-style-name="Standard" style:family="paragraph">
      <style:paragraph-properties fo:margin-top="0.0833in" fo:margin-bottom="0.0833in" fo:background-color="#FFFFFF"/>
    </style:style>
    <style:style style:name="P23" style:parent-style-name="Listenabsatz" style:list-style-name="LFO3" style:family="paragraph">
      <style:paragraph-properties fo:margin-top="0.0833in" fo:margin-bottom="0.0833in" fo:background-color="#FFFFFF"/>
    </style:style>
    <style:style style:name="T24" style:parent-style-name="Hyperlink" style:family="text">
      <style:text-properties style:font-name-complex="Calibri" fo:color="#003399" style:font-size-complex="11pt" fo:background-color="#FFFFFF" fo:language="en" fo:country="US"/>
    </style:style>
    <style:style style:name="T25" style:parent-style-name="DefaultParagraphFont" style:family="text">
      <style:text-properties style:font-name-complex="Calibri" fo:color="#000000" style:font-size-complex="11pt" fo:background-color="#FFFFFF" fo:language="en" fo:country="US"/>
    </style:style>
    <style:style style:name="P26" style:parent-style-name="Listenabsatz" style:list-style-name="LFO3" style:family="paragraph">
      <style:paragraph-properties fo:margin-top="0.0833in" fo:margin-bottom="0.0833in" fo:background-color="#FFFFFF"/>
    </style:style>
    <style:style style:name="T27" style:parent-style-name="Hyperlink" style:family="text">
      <style:text-properties style:font-name-complex="Calibri" fo:color="#003399" style:font-size-complex="11pt" fo:background-color="#FFFFFF" fo:language="en" fo:country="US"/>
    </style:style>
    <style:style style:name="T28" style:parent-style-name="DefaultParagraphFont" style:family="text">
      <style:text-properties style:font-name-complex="Calibri" fo:color="#000000" style:font-size-complex="11pt" fo:background-color="#FFFFFF" fo:language="en" fo:country="US"/>
    </style:style>
    <style:style style:name="P29" style:parent-style-name="Listenabsatz" style:list-style-name="LFO3" style:family="paragraph">
      <style:paragraph-properties fo:margin-top="0.0833in" fo:margin-bottom="0.0833in" fo:background-color="#FFFFFF"/>
    </style:style>
    <style:style style:name="T30" style:parent-style-name="Hyperlink" style:family="text">
      <style:text-properties style:font-name="Calibri" style:font-name-complex="Calibri" fo:color="#003399" fo:background-color="#FFFFFF" fo:language="en" fo:country="US"/>
    </style:style>
    <style:style style:name="T31" style:parent-style-name="DefaultParagraphFont" style:family="text">
      <style:text-properties style:font-name="Calibri" style:font-name-complex="Calibri" fo:color="#000000" fo:background-color="#FFFFFF" fo:language="en" fo:country="US"/>
    </style:style>
    <style:style style:name="P32" style:parent-style-name="Listenabsatz" style:list-style-name="LFO3" style:family="paragraph">
      <style:paragraph-properties fo:margin-top="0.0833in" fo:margin-bottom="0.0833in" fo:background-color="#FFFFFF"/>
    </style:style>
    <style:style style:name="T33" style:parent-style-name="Hyperlink" style:family="text">
      <style:text-properties style:font-name="Calibri" style:font-name-complex="Calibri" fo:color="#003399" fo:background-color="#FFFFFF" fo:language="en" fo:country="US"/>
    </style:style>
    <style:style style:name="T34" style:parent-style-name="DefaultParagraphFont" style:family="text">
      <style:text-properties style:font-name="Calibri" style:font-name-complex="Calibri" fo:color="#000000" fo:background-color="#FFFFFF" fo:language="en" fo:country="US"/>
    </style:style>
    <style:style style:name="P35"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fo:language="en" fo:country="US"/>
    </style:style>
    <style:style style:name="P36" style:parent-style-name="Standard" style:family="paragraph">
      <style:paragraph-properties fo:keep-with-next="always" fo:keep-together="always" fo:margin-top="0.1666in" fo:margin-bottom="0.0416in" fo:background-color="#FFFFFF"/>
    </style:style>
    <style:style style:name="P37" style:parent-style-name="Standard" style:list-style-name="LFO3" style:family="paragraph">
      <style:paragraph-properties fo:keep-with-next="always" fo:keep-together="always" fo:margin-top="0.1666in" fo:margin-bottom="0.0416in" fo:background-color="#FFFFFF"/>
    </style:style>
    <style:style style:name="T38" style:parent-style-name="DefaultParagraphFont" style:family="text">
      <style:text-properties fo:font-style="italic" style:font-style-asian="italic" style:font-style-complex="italic" fo:language="en" fo:country="US"/>
    </style:style>
    <style:style style:name="T39" style:parent-style-name="DefaultParagraphFont" style:family="text">
      <style:text-properties fo:language="en" fo:country="US"/>
    </style:style>
    <style:style style:name="T40" style:parent-style-name="DefaultParagraphFont" style:family="text">
      <style:text-properties fo:language="en" fo:country="US"/>
    </style:style>
    <style:style style:name="T41" style:parent-style-name="DefaultParagraphFont" style:family="text">
      <style:text-properties fo:language="en" fo:country="US"/>
    </style:style>
    <style:style style:name="P42" style:parent-style-name="Standard" style:list-style-name="LFO3" style:family="paragraph">
      <style:paragraph-properties fo:keep-with-next="always" fo:keep-together="always" fo:margin-top="0.1666in" fo:margin-bottom="0.0416in" fo:background-color="#FFFFFF"/>
    </style:style>
    <style:style style:name="T43" style:parent-style-name="DefaultParagraphFont" style:family="text">
      <style:text-properties fo:font-style="italic" style:font-style-asian="italic" style:font-style-complex="italic" fo:language="en" fo:country="US"/>
    </style:style>
    <style:style style:name="T44" style:parent-style-name="DefaultParagraphFont" style:family="text">
      <style:text-properties fo:font-style="italic" style:font-style-asian="italic" style:font-style-complex="italic"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P48" style:parent-style-name="Standard" style:list-style-name="LFO3" style:family="paragraph">
      <style:paragraph-properties fo:keep-with-next="always" fo:keep-together="always" fo:margin-top="0.1666in" fo:margin-bottom="0.0416in" fo:background-color="#FFFFFF"/>
    </style:style>
    <style:style style:name="T49" style:parent-style-name="DefaultParagraphFont" style:family="text">
      <style:text-properties fo:font-style="italic" style:font-style-asian="italic" style:font-style-complex="italic" fo:language="en" fo:country="US"/>
    </style:style>
    <style:style style:name="T50" style:parent-style-name="DefaultParagraphFont" style:family="text">
      <style:text-properties fo:font-style="italic" style:font-style-asian="italic" style:font-style-complex="italic"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P54" style:parent-style-name="Standard" style:list-style-name="LFO3" style:family="paragraph">
      <style:paragraph-properties fo:keep-with-next="always" fo:keep-together="always" fo:margin-top="0.1666in" fo:margin-bottom="0.0416in" fo:background-color="#FFFFFF"/>
    </style:style>
    <style:style style:name="T55" style:parent-style-name="DefaultParagraphFont" style:family="text">
      <style:text-properties fo:font-style="italic" style:font-style-asian="italic" style:font-style-complex="italic" fo:language="en" fo:country="US"/>
    </style:style>
    <style:style style:name="T56" style:parent-style-name="DefaultParagraphFont" style:family="text">
      <style:text-properties fo:font-style="italic" style:font-style-asian="italic" style:font-style-complex="italic"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P60"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fo:language="en" fo:country="US"/>
    </style:style>
    <style:style style:name="P61" style:parent-style-name="Listenabsatz" style:list-style-name="LFO4" style:family="paragraph">
      <style:paragraph-properties fo:margin-top="0.0833in" fo:margin-bottom="0.0833in" fo:background-color="#FFFFFF"/>
    </style:style>
    <style:style style:name="P62" style:parent-style-name="Listenabsatz" style:list-style-name="LFO4" style:family="paragraph">
      <style:paragraph-properties fo:margin-top="0.0833in" fo:margin-bottom="0.0833in" fo:background-color="#FFFFFF"/>
    </style:style>
    <style:style style:name="P63" style:parent-style-name="Listenabsatz" style:list-style-name="LFO4" style:family="paragraph">
      <style:paragraph-properties fo:margin-top="0.0833in" fo:margin-bottom="0.0833in" fo:background-color="#FFFFFF"/>
    </style:style>
    <style:style style:name="P64" style:parent-style-name="Listenabsatz" style:list-style-name="LFO4" style:family="paragraph">
      <style:paragraph-properties fo:margin-top="0.0833in" fo:margin-bottom="0.0833in" fo:background-color="#FFFFFF"/>
    </style:style>
    <style:style style:name="P65" style:parent-style-name="Listenabsatz" style:list-style-name="LFO4" style:family="paragraph">
      <style:paragraph-properties fo:margin-top="0.0833in" fo:margin-bottom="0.0833in" fo:background-color="#FFFFFF"/>
    </style:style>
    <style:style style:name="P66" style:parent-style-name="Standard" style:family="paragraph">
      <style:paragraph-properties fo:keep-with-next="always" fo:keep-together="always" fo:margin-top="0.1666in" fo:margin-bottom="0.0416in" fo:background-color="#FFFFFF"/>
    </style:style>
    <style:style style:name="T67"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68" style:parent-style-name="Listenabsatz" style:list-style-name="LFO5" style:family="paragraph">
      <style:paragraph-properties fo:margin-top="0.0833in" fo:margin-bottom="0.0833in" fo:background-color="#FFFFFF"/>
    </style:style>
    <style:style style:name="P69" style:parent-style-name="Listenabsatz" style:list-style-name="LFO5" style:family="paragraph">
      <style:paragraph-properties fo:margin-top="0.0833in" fo:margin-bottom="0.0833in" fo:background-color="#FFFFFF"/>
    </style:style>
    <style:style style:name="P70" style:parent-style-name="Standard" style:family="paragraph">
      <style:paragraph-properties fo:margin-bottom="0.0416in"/>
    </style:style>
    <style:style style:name="T71" style:parent-style-name="Absatz-Standardschriftart" style:family="text">
      <style:text-properties style:font-name="Georgia" style:font-name-asian="Georgia" style:font-name-complex="Georgia" fo:font-size="21.5pt" style:font-size-asian="21.5pt" style:font-size-complex="21.5pt"/>
    </style:style>
    <style:style style:name="T72" style:parent-style-name="Absatz-Standardschriftart" style:family="text">
      <style:text-properties style:font-name="Georgia" style:font-name-asian="Georgia" style:font-name-complex="Georgia" fo:font-size="21.5pt" style:font-size-asian="21.5pt" style:font-size-complex="21.5pt"/>
    </style:style>
    <style:style style:name="P73" style:parent-style-name="Standard" style:list-style-name="WWNum2" style:family="paragraph">
      <style:paragraph-properties fo:margin-top="0.0833in" fo:margin-bottom="0.0833in" fo:background-color="#FFFFFF"/>
    </style:style>
    <style:style style:name="T74" style:parent-style-name="DefaultParagraphFont" style:family="text">
      <style:text-properties fo:language="en" fo:country="US"/>
    </style:style>
    <style:style style:name="T75" style:parent-style-name="Hyperlink" style:family="text">
      <style:text-properties fo:language="en" fo:country="US"/>
    </style:style>
    <style:style style:name="T76" style:parent-style-name="DefaultParagraphFont" style:family="text">
      <style:text-properties fo:language="en" fo:country="US"/>
    </style:style>
    <style:style style:name="P77" style:parent-style-name="Standard" style:list-style-name="WWNum2" style:family="paragraph">
      <style:paragraph-properties fo:margin-top="0.0833in" fo:margin-bottom="0.0833in" fo:background-color="#FFFFFF"/>
    </style:style>
    <style:style style:name="T78" style:parent-style-name="Hyperlink" style:family="text">
      <style:text-properties fo:language="en" fo:country="US"/>
    </style:style>
    <style:style style:name="T79" style:parent-style-name="Hyperlink" style:family="text">
      <style:text-properties fo:language="en" fo:country="US"/>
    </style:style>
    <style:style style:name="P80" style:parent-style-name="Standard" style:list-style-name="WWNum2" style:family="paragraph">
      <style:paragraph-properties fo:margin-top="0.0833in" fo:margin-bottom="0.0833in" fo:background-color="#FFFFFF"/>
    </style:style>
    <style:style style:name="T81" style:parent-style-name="Hyperlink" style:family="text">
      <style:text-properties fo:language="en" fo:country="US"/>
    </style:style>
    <style:style style:name="T82" style:parent-style-name="Hyperlink" style:family="text">
      <style:text-properties fo:language="en" fo:country="US"/>
    </style:style>
    <style:style style:name="P83" style:parent-style-name="Standard" style:list-style-name="WWNum2" style:family="paragraph">
      <style:paragraph-properties fo:margin-top="0.0833in" fo:margin-bottom="0.0833in" fo:background-color="#FFFFFF"/>
    </style:style>
    <style:style style:name="T84" style:parent-style-name="Hyperlink" style:family="text">
      <style:text-properties fo:language="en" fo:country="US"/>
    </style:style>
    <style:style style:name="P85" style:parent-style-name="Standard" style:list-style-name="WWNum2" style:family="paragraph">
      <style:paragraph-properties fo:margin-top="0.0833in" fo:margin-bottom="0.0833in" fo:background-color="#FFFFFF"/>
    </style:style>
    <style:style style:name="T86" style:parent-style-name="Hyperlink" style:family="text">
      <style:text-properties fo:language="en" fo:country="US"/>
    </style:style>
    <style:style style:name="T87" style:parent-style-name="Hyperlink" style:family="text">
      <style:text-properties fo:language="en" fo:country="US"/>
    </style:style>
    <style:style style:name="T88" style:parent-style-name="Hyperlink" style:family="text">
      <style:text-properties fo:language="en" fo:country="US"/>
    </style:style>
    <style:style style:name="P89" style:parent-style-name="Standard" style:list-style-name="WWNum2" style:family="paragraph">
      <style:paragraph-properties fo:margin-top="0.0833in" fo:margin-bottom="0.0833in" fo:background-color="#FFFFFF"/>
    </style:style>
    <style:style style:name="P90" style:parent-style-name="Standard" style:list-style-name="WWNum2" style:family="paragraph">
      <style:paragraph-properties fo:margin-top="0.0833in" fo:margin-bottom="0.0833in" fo:background-color="#FFFFFF"/>
    </style:style>
    <style:style style:name="P91" style:parent-style-name="Standard" style:list-style-name="WWNum2" style:family="paragraph">
      <style:paragraph-properties fo:margin-top="0.0833in" fo:margin-bottom="0.0833in" fo:background-color="#FFFFFF"/>
    </style:style>
    <style:style style:name="T92" style:parent-style-name="DefaultParagraphFont" style:family="text">
      <style:text-properties style:font-name="Arial" style:font-name-complex="Arial" fo:color="#222222" fo:font-size="10pt" style:font-size-asian="10pt" style:font-size-complex="10pt" fo:background-color="#FFFFFF" fo:language="en" fo:country="US"/>
    </style:style>
    <style:style style:name="T93"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94" style:parent-style-name="DefaultParagraphFont" style:family="text">
      <style:text-properties style:font-name="Arial" style:font-name-complex="Arial" fo:color="#222222" fo:font-size="10pt" style:font-size-asian="10pt" style:font-size-complex="10pt" fo:background-color="#FFFFFF"/>
    </style:style>
    <style:style style:name="P95" style:parent-style-name="Standard" style:list-style-name="WWNum2" style:family="paragraph">
      <style:paragraph-properties fo:margin-top="0.0833in" fo:margin-bottom="0.0833in" fo:background-color="#FFFFFF"/>
    </style:style>
    <style:style style:name="T96" style:parent-style-name="DefaultParagraphFont" style:family="text">
      <style:text-properties fo:language="en" fo:country="US"/>
    </style:style>
    <style:style style:name="P97" style:parent-style-name="Standard" style:list-style-name="WWNum2" style:family="paragraph">
      <style:paragraph-properties fo:margin-top="0.0833in" fo:margin-bottom="0.0833in" fo:background-color="#FFFFFF"/>
    </style:style>
    <style:style style:name="T98" style:parent-style-name="DefaultParagraphFont" style:family="text">
      <style:text-properties style:font-name="Arial" style:font-name-complex="Arial" fo:color="#222222" fo:font-size="10pt" style:font-size-asian="10pt" style:font-size-complex="10pt" fo:background-color="#FFFFFF" fo:language="en" fo:country="US"/>
    </style:style>
    <style:style style:name="T99"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100" style:parent-style-name="DefaultParagraphFont" style:family="text">
      <style:text-properties style:font-name="Arial" style:font-name-complex="Arial" fo:color="#222222" fo:font-size="10pt" style:font-size-asian="10pt" style:font-size-complex="10pt" fo:background-color="#FFFFFF"/>
    </style:style>
    <style:style style:name="P101" style:parent-style-name="Standard" style:list-style-name="WWNum2" style:family="paragraph">
      <style:paragraph-properties fo:margin-top="0.0833in" fo:margin-bottom="0.0833in" fo:background-color="#FFFFFF"/>
    </style:style>
    <style:style style:name="T102" style:parent-style-name="DefaultParagraphFont" style:family="text">
      <style:text-properties fo:language="en" fo:country="US"/>
    </style:style>
  </office:automatic-styles>
  <office:body>
    <office:text text:use-soft-page-breaks="true">
      <text:p text:style-name="P1"><text:span text:style-name="T2">Sabine Theresia Köszegi</text:span></text:p>
      <text:p text:style-name="P3"><text:span text:style-name="T4">Sabine Theresia Köszegi</text:span><text:s/>(* 1970 in Wegscheid, Deutschland) ist eine österreichische Professorin für Arbeitswissenschaft und Organisation am Institut für Managementwissenschaften der Technischen Universität Wien<text:s/>(3).</text:p>
      <text:p text:style-name="P5"><text:span text:style-name="T6">Leben</text:span></text:p>
      <text:p text:style-name="P7">Die akademische Laufbahn begann für Köszegi 1989 mit einem Bachelorstudium in Betriebswirtschaftslehre an der Wirtschaftsuniversität Wien. Darauffolgend hängte sie den entsprechenden Master an und schloss diesen erfolgreich in 1994 ab. In 1992 verbrachte sie ein halbes Jahr an der University of Illinois in den Vereinigten Staaten. Ihr Zwischen 1997 und 2000 absolvierte sie ihr Doktoratsstudium in Sozialwissenschaften und Wirtschaft an der Universität Wien. Von 1997 bis 2007 war sie als Assistenzprofessorin an der Universität Wien angestellt. In 2006 erhielt sie die Lehrberechtigung für Betriebswirtschaftslehre an derselben Institution. Darauffolgend war sie als außerordentliche Professorin bis 2008 tätig. Von 2009 bis 2013 war Köszegi Direktorin des Entrepreneurship Centers Vienna. 2010 wurde sie als Professorin an der Fakultät für Sozial- und Wirtschaftswissenschaften der Johannes Kepler Universität in Linz berufen. 2014 und 2015 übernahm sie die Rolle der Leiterin des Institutes für Managementwissenschaften an der Technischen Universität Wien. Seit 2009 ist sie wissenschaftliche Leiterin bei Professional MBA Entrepreneurship &amp; Innovation an der TU Wien. Im selben Jahr wurde sie auch als Professorin für Arbeitswissenschaften &amp; Organisation des Institutes für Managementwissenschaften berufen. Seit 2017 ist Köszegi die Ratsvorsitzende des Österreichischen Rates für Robotik und Künstliche Intelligenz des Bundesministeriums für Verkehr, Innovation und Technologie (1).</text:p>
      <text:p text:style-name="P8">Köszegi hat zwei Kinder (1).</text:p>
      <text:p text:style-name="P9">Forschung</text:p>
      <text:p text:style-name="P10">Ihr Forschungsschwerpunkt liegt<text:s/>in der Untersuchung von Organisationskulturen und Arbeitsatmosphären im Bezug zu Konfliktmanagement und Aggression. Weitere Fokuspunkte ihrer Forschungsarbeit sind:</text:p>
      <text:list text:style-name="LFO3" text:continue-numbering="true">
        <text:list-item>
          <text:p text:style-name="P11"><text:a xlink:href="https://de.wikipedia.org/wiki/Wirtschaftswissenschaft" office:target-frame-name="_top" xlink:show="replace"><text:span text:style-name="Hyperlink">Wirtschaftswissenschaft</text:span></text:a></text:p>
        </text:list-item>
        <text:list-item>
          <text:p text:style-name="P12"><text:a xlink:href="https://de.wikipedia.org/wiki/Arbeitswissenschaft" office:target-frame-name="_top" xlink:show="replace"><text:span text:style-name="T13">Arbeitswissenschaft</text:span></text:a></text:p>
        </text:list-item>
        <text:list-item>
          <text:p text:style-name="P14"><text:a xlink:href="https://de.wikipedia.org/wiki/Organisationstheorie" office:target-frame-name="_top" xlink:show="replace"><text:span text:style-name="T15">Organisationsforschung</text:span></text:a></text:p>
        </text:list-item>
        <text:list-item>
          <text:p text:style-name="P16"><text:a xlink:href="https://de.wikipedia.org/wiki/Gender_Studies" office:target-frame-name="_top" xlink:show="replace"><text:span text:style-name="T17">Geschlechterforschung</text:span></text:a></text:p>
        </text:list-item>
        <text:list-item>
          <text:p text:style-name="P18"><text:a xlink:href="https://de.wikipedia.org/wiki/Digitalisierung#%C3%96konomische_und_rechtliche_Folgen_von_Digitalisierung" office:target-frame-name="_top" xlink:show="replace"><text:span text:style-name="T19">Ökonomische Folgen der Digitalisierung</text:span></text:a></text:p>
        </text:list-item>
        <text:list-item>
          <text:p text:style-name="P20"><text:a xlink:href="https://de.wikipedia.org/wiki/Robotik" office:target-frame-name="_top" xlink:show="replace"><text:span text:style-name="T21">Robotik</text:span></text:a></text:p>
        </text:list-item>
      </text:list>
      <text:p text:style-name="P22">Im Folgenden ist eine Auswahl ihrer aktuellen und abgeschlossenen Forschungsprojektе angeführt:</text:p>
      <text:list text:style-name="LFO3" text:continue-numbering="true">
        <text:list-item>
          <text:p text:style-name="P23"><text:a xlink:href="https://acdp.at/" office:target-frame-name="_blank" xlink:show="new"><text:span text:style-name="T24">COMET Center for Digital Production</text:span></text:a><text:span text:style-name="T25">: Socio-economic Perspectives on Smart Production Networks</text:span></text:p>
        </text:list-item>
        <text:list-item>
          <text:p text:style-name="P26"><text:a xlink:href="https://www.imw.tuwien.ac.at/aw/project_overview/insor/JP/" office:target-frame-name="_self" xlink:show="replace"><text:span text:style-name="T27">INSOR:</text:span></text:a><text:span text:style-name="T28"> Development and evaluation of applications for integrative social robotiscs</text:span></text:p>
        </text:list-item>
        <text:list-item>
          <text:p text:style-name="P29"><text:a xlink:href="https://www.imw.tuwien.ac.at/aw/project_overview/machine_invention_systems/JP/" office:target-frame-name="_blank" xlink:show="new"><text:span text:style-name="T30">Machine Invention Systems</text:span></text:a><text:span text:style-name="T31">: Development of next-generation autonomous invention systems</text:span></text:p>
        </text:list-item>
        <text:list-item>
          <text:p text:style-name="P32"><text:a xlink:href="https://www.imw.tuwien.ac.at/aw/project_overview/bim_sustain/JP/" office:target-frame-name="_self" xlink:show="replace"><text:span text:style-name="T33">BIM sustain</text:span></text:a><text:span text:style-name="T34">: Development of efficient BIM-assisted planning processes</text:span></text:p>
        </text:list-item>
      </text:list>
      <text:p text:style-name="P35">Publikationen (Auswahl)</text:p>
      <text:p text:style-name="P36">Köszegi<text:s/>verfügt über mehr als 100 peer-reviewed Publikationen. Im<text:s/>Jänner<text:s/>2020<text:s/>hatte sie einen h-Index von 21 und wurde 1758-mal zitiert (Google Scholar). Es folgt eine Auswahl ihrer meistzitierten Arbeiten:</text:p>
      <text:list text:style-name="LFO3" text:continue-numbering="true">
        <text:list-item>
          <text:p text:style-name="P37"><text:span text:style-name="T38">From words to numbers: how to transform qualitative data into meaningful quantitative results.<text:s/></text:span><text:span text:style-name="T39">Schmalenbach Business Review</text:span><text:span text:style-name="T40"><text:s/>2007</text:span><text:span text:style-name="T41"><text:s/>(8)</text:span></text:p>
        </text:list-item>
        <text:list-item>
          <text:p text:style-name="P42"><text:span text:style-name="T43">Trust-building strategies in inter-organizational negotiations</text:span><text:span text:style-name="T44">.<text:s/></text:span><text:span text:style-name="T45">Journal of Managerial Psychology</text:span><text:span text:style-name="T46"><text:s/>2004</text:span><text:span text:style-name="T47"><text:s/>(9)</text:span></text:p>
        </text:list-item>
        <text:list-item>
          <text:p text:style-name="P48"><text:span text:style-name="T49">National cultural differences in the use and perception of Internet-based NSS: Does high or low context matter?</text:span><text:span text:style-name="T50"><text:s/></text:span><text:span text:style-name="T51">International Negotiation</text:span><text:span text:style-name="T52"><text:s/>2004</text:span><text:span text:style-name="T53"><text:s/>(10)</text:span></text:p>
        </text:list-item>
        <text:list-item>
          <text:p text:style-name="P54"><text:span text:style-name="T55">Hot versus cool behavioural styles in electronic negotiations: the impact of communication mode</text:span><text:span text:style-name="T56">.<text:s/></text:span><text:span text:style-name="T57">Group Decision and Negotiation</text:span><text:span text:style-name="T58"><text:s/>2006</text:span><text:span text:style-name="T59"><text:s/>(11)</text:span></text:p>
        </text:list-item>
      </text:list>
      <text:p text:style-name="P60">Auszeichnungen &amp; Preise</text:p>
      <text:list text:style-name="LFO4" text:continue-numbering="true">
        <text:list-item>
          <text:p text:style-name="P61">2010: Preis für Innovative Lehre, Technische Universität Wien</text:p>
        </text:list-item>
        <text:list-item>
          <text:p text:style-name="P62">2007: Best Paper Award<text:s/></text:p>
        </text:list-item>
        <text:list-item>
          <text:p text:style-name="P63">2001: Preis für Innovative Lehre, Universität Wien</text:p>
        </text:list-item>
        <text:list-item>
          <text:p text:style-name="P64">2001: Silbermayr-Preis für die Dissertation „Trust in Virtual Organizations“, Universität Wien</text:p>
        </text:list-item>
        <text:list-item>
          <text:p text:style-name="P65">1994: Viertplazierte am Ranking der besten Absolventen und Absolventinnen, Wirtschaftsuniversität Wien (1)</text:p>
        </text:list-item>
      </text:list>
      <text:p text:style-name="P66"><text:span text:style-name="T67">Weblinks</text:span></text:p>
      <text:list text:style-name="LFO5" text:continue-numbering="true">
        <text:list-item>
          <text:p text:style-name="P68"><text:a xlink:href="https://www.imw.tuwien.ac.at/aw/staff/sabine_t_koeszegi/" office:target-frame-name="_top" xlink:show="replace"><text:span text:style-name="Hyperlink">Sabine Theresia Köszegi</text:span></text:a><text:s/>auf der Website der TU Wien (2)</text:p>
        </text:list-item>
        <text:list-item>
          <text:p text:style-name="P69"><text:a xlink:href="https://cec.tuwien.ac.at/key_facts/faculty/faculty_member/EN/?user_cecfaculty_pi1%5BshowUid%5D=1433&amp;cHash=5d75bc69893d4719c1fd0ef6b76e5807" office:target-frame-name="_top" xlink:show="replace"><text:span text:style-name="Hyperlink">Köszegi</text:span></text:a><text:s/>auf der Fakultätswebseite des Continuing Education Centers der TU Wien (7)</text:p>
        </text:list-item>
      </text:list>
      <text:p text:style-name="P70"><text:span text:style-name="T71">S</text:span><text:span text:style-name="T72">ources</text:span></text:p>
      <text:list text:style-name="WWNum2" text:continue-numbering="true">
        <text:list-item>
          <text:p text:style-name="P73"><text:span text:style-name="T74">CV (August, 2017):<text:s/></text:span><text:a xlink:href="https://www.imw.tuwien.ac.at/fileadmin/t/imw/aw/staff/CV_August_2017.pdf" office:target-frame-name="_top" xlink:show="replace"><text:span text:style-name="T75">https://www.imw.tuwien.ac.at/fileadmin/t/imw/aw/staff/CV_August_2017.pdf</text:span></text:a><text:span text:style-name="T76"><text:s/></text:span></text:p>
        </text:list-item>
        <text:list-item>
          <text:p text:style-name="P77"><text:a xlink:href="https://www.imw.tuwien.ac.at/aw/staff/sabine_t_koeszegi/" office:target-frame-name="_top" xlink:show="replace"><text:span text:style-name="T78">https://www.imw.tuwi</text:span><text:span text:style-name="T79">en.ac.at/aw/staff/sabine_t_koeszegi/</text:span></text:a></text:p>
        </text:list-item>
        <text:list-item>
          <text:p text:style-name="P80"><text:a xlink:href="https://www.tuwien.at/tu-wien/organisation/zentrale-services/genderkompetenz/frauenspuren/frauenspuren-heute/professorinnen/sabine-t-koeszegi/" office:target-frame-name="_top" xlink:show="replace"><text:span text:style-name="T81">https://www.tuwien.at/tu-wien/organisation/zentrale-service</text:span><text:span text:style-name="T82">s/genderkompetenz/frauenspuren/frauenspuren-heute/professorinnen/sabine-t-koeszegi/</text:span></text:a></text:p>
        </text:list-item>
        <text:list-item>
          <text:p text:style-name="P83"><text:a xlink:href="https://www.acrai.at/team/sabine-koeszegi/" office:target-frame-name="_top" xlink:show="replace"><text:span text:style-name="T84">https://www.acrai.at/team/sabine-koeszegi/</text:span></text:a></text:p>
        </text:list-item>
        <text:list-item>
          <text:p text:style-name="P85"><text:a xlink:href="https://www.alpbach.org/de/person/sabine-theresia-koeszegi/" office:target-frame-name="_top" xlink:show="replace"><text:span text:style-name="T86">https://www.alpbach.org</text:span><text:bookmark-start text:name="_Hlt28964757"/><text:bookmark-start text:name="_Hlt28964758"/><text:span text:style-name="T87">/</text:span><text:bookmark-end text:name="_Hlt28964757"/><text:bookmark-end text:name="_Hlt28964758"/><text:span text:style-name="T88">de/person/sabine-theresia-koeszegi/</text:span></text:a></text:p>
        </text:list-item>
        <text:list-item>
          <text:p text:style-name="P89"><text:a xlink:href="https://www.femtech.at/user/12363" office:target-frame-name="_top" xlink:show="replace"><text:span text:style-name="Hyperlink">https://www.femtech.at/</text:span><text:bookmark-start text:name="_Hlt28964790"/><text:bookmark-start text:name="_Hlt28964791"/><text:span text:style-name="Hyperlink">u</text:span><text:bookmark-end text:name="_Hlt28964790"/><text:bookmark-end text:name="_Hlt28964791"/><text:span text:style-name="Hyperlink">ser/12363</text:span></text:a></text:p>
        </text:list-item>
        <text:list-item>
          <text:p text:style-name="P90"><text:a xlink:href="https://cec.tuwien.ac.at/key_facts/faculty/faculty_member/EN/?user_cecfaculty_pi1%5BshowUid%5D=1433&amp;cHash=5d75bc69893d4719c1fd0ef6b76e5807" office:target-frame-name="_top" xlink:show="replace"><text:span text:style-name="Hyperlink">https://cec.tuwien.ac.at/key_facts/faculty/faculty_member/EN/?user_cecfaculty_pi1%5BshowUid%5D=1433&amp;cHash=5d75bc69893d4719c1fd0ef6b76e5807</text:span></text:a></text:p>
        </text:list-item>
        <text:list-item>
          <text:p text:style-name="P91"><text:span text:style-name="T92">Srnka, Katharina J., and Sabine T. Koeszegi. "From words to numbers: how to transform qualitative data into meaningful quantitative results." </text:span><text:span text:style-name="T93">Schmalenbach Business Review</text:span><text:span text:style-name="T94"> 59.1 (2007): 29-57.</text:span></text:p>
        </text:list-item>
        <text:list-item>
          <text:p text:style-name="P95"><text:span text:style-name="T96">Koeszegi, Sabine T. "Trust-building strategies in inter-organizational negotiations."<text:s/></text:span>Journal of Managerial Psychology 19.6 (2004): 640-660.</text:p>
        </text:list-item>
        <text:list-item>
          <text:p text:style-name="P97"><text:span text:style-name="T98">Kersten, Gregory, Rudolf Vetschera, and Sabine Koeszegi. "National cultural differences in the use and perception of Internet-based NSS: Does high or low context matter?." </text:span><text:span text:style-name="T99">International Negotiation</text:span><text:span text:style-name="T100"> 9.1 (2004): 79-109.</text:span></text:p>
        </text:list-item>
        <text:list-item>
          <text:p text:style-name="P101"><text:span text:style-name="T102">Pesendorfer, Eva-Maria, and Sabine T. Koeszegi. "Hot versus cool behavioural styles in electronic negotiations: the impact of communication mode."<text:s/></text:span>Group Decision and Negotiation 15.2 (2006): 141.</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Noto Sans Symbols" style:font-name-complex="Noto Sans Symbols" fo:font-size="10.5pt" style:font-size-asian="10.5pt"/>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rial" style:font-name-asian="Arial" style:font-name-complex="Arial" fo:color="#1155CC" fo:font-size="10.5pt" style:font-size-asian="10.5pt" style:font-size-complex="10.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fo:font-size="12pt" style:font-size-asian="12pt" style:font-size-complex="12pt" fo:language="de" fo:country="AT" style:language-asian="de" style:country-asian="AT" style:language-complex="ar" style:country-complex="SA" fo:hyphenate="true"/>
    </style:style>
    <style:style style:name="person" style:display-name="person" style:family="text" style:parent-style-name="Absatz-Standardschriftart"/>
    <style:style style:name="Datum1" style:display-name="Datum1"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ublication" style:display-name="public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tru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fo:font-size="10.5pt" style:font-size-asian="10.5pt"/>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text:list-style style:name="WWNum1" style:display-name="WWNum1">
      <text:list-level-style-number text:level="1" text:style-name="WW_CharLFO1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1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1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1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1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1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style:style style:name="WW_CharLFO2LVL1" style:family="text">
      <style:text-properties fo:font-size="10.5pt" style:font-size-asian="10.5pt"/>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9" style:family="text">
      <style:text-properties style:font-name="Noto Sans Symbols" style:font-name-asian="Noto Sans Symbols" style:font-name-complex="Noto Sans Symbols"/>
    </style:style>
    <text:list-style style:name="WWNum2" style:display-name="WWNum2">
      <text:list-level-style-number text:level="1" text:style-name="WW_CharLFO2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2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2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2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2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2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style:style style:name="CommentText" style:display-name="Comment Text" style:family="paragraph" style:parent-style-name="Normal">
      <style:text-properties style:font-name-complex="Mangal" fo:font-size="10pt" style:font-size-asian="10pt" style:font-size-complex="9pt" fo:hyphenate="tru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5pt" style:font-size-asian="10.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hado</dc:creator>
    <meta:creation-date>2020-01-06T11:21:00Z</meta:creation-date>
    <dc:date>2020-01-06T11:56:00Z</dc:date>
    <meta:template xlink:href="Normal.dotm" xlink:type="simple"/>
    <meta:editing-cycles>3</meta:editing-cycles>
    <meta:editing-duration>PT0S</meta:editing-duration>
    <meta:document-statistic meta:page-count="3" meta:paragraph-count="13" meta:word-count="1015" meta:character-count="6792" meta:row-count="48" meta:non-whitespace-character-count="5790"/>
  </office:meta>
</office:document-meta>
</file>